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Default"/>
        <table:table-column table:style-name="co1" table:number-columns-repeated="8" table:default-cell-style-name="ce3"/>
        <table:table-column table:style-name="co1" table:default-cell-style-name="ce5"/>
        <table:table-row table:style-name="ro1">
          <table:table-cell table:style-name="ce1" office:value-type="string" calcext:value-type="string">
            <text:p>Hero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ATK</text:p>
          </table:table-cell>
          <table:table-cell table:style-name="ce2" office:value-type="string" calcext:value-type="string">
            <text:p>SPD</text:p>
          </table:table-cell>
          <table:table-cell table:style-name="ce2" office:value-type="string" calcext:value-type="string">
            <text:p>DEF</text:p>
          </table:table-cell>
          <table:table-cell table:style-name="ce2" office:value-type="string" calcext:value-type="string">
            <text:p>RES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Rating / 5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 Barracks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SUM([.B2:.F2])" office:value-type="float" office:value="154" calcext:value-type="float">
            <text:p>154</text:p>
          </table:table-cell>
          <table:table-cell office:value-type="float" office:value="3.5" calcext:value-type="float">
            <text:p>3.5</text:p>
          </table:table-cell>
          <table:table-cell table:style-name="ce4" office:value-type="date" office:date-value="2017-02-02" calcext:value-type="date">
            <text:p>02/02/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lfonse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formula="of:=SUM([.B3:.F3])" office:value-type="float" office:value="157" calcext:value-type="float">
            <text:p>157</text:p>
          </table:table-cell>
          <table:table-cell office:value-type="float" office:value="2.5" calcext:value-type="float">
            <text:p>2.5</text:p>
          </table:table-cell>
          <table:table-cell table:style-name="ce4" office:value-type="date" office:date-value="2017-02-02" calcext:value-type="date">
            <text:p>02/02/1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lm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formula="of:=SUM([.B4:.F4])"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melia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formula="of:=SUM([.B5:.F5])"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en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formula="of:=SUM([.B7:.F7])"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formula="of:=SUM([.B8:.F8])"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rvis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SUM([.B9:.F9])"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thena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SUM([.B10:.F10])" office:value-type="float" office:value="156" calcext:value-type="float">
            <text:p>156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</table:table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 style:data-style-name="N2" text:time-value="12:42:46.443614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11:26:26.982777060</meta:creation-date>
    <dc:date>2018-04-29T12:45:29.818440404</dc:date>
    <meta:editing-duration>PT4M40S</meta:editing-duration>
    <meta:editing-cycles>4</meta:editing-cycles>
    <meta:generator>LibreOffice/5.1.6.2$Linux_X86_64 LibreOffice_project/10m0$Build-2</meta:generator>
    <meta:document-statistic meta:table-count="2" meta:cell-count="86" meta:object-count="0"/>
  </office:meta>
</office:document-meta>
</file>